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3399ff" fo:font-size="20pt" style:font-size-asian="20pt" style:font-size-complex="20pt"/>
    </style:style>
    <style:style style:name="P4" style:family="paragraph" style:parent-style-name="Standard">
      <style:text-properties fo:color="#006699" fo:font-size="36pt" style:font-size-asian="36pt" style:font-size-complex="36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color="#00ccff"/>
    </style:style>
    <style:style style:name="P8" style:family="paragraph" style:parent-style-name="Standard">
      <style:text-properties fo:color="#00ccff" fo:font-size="20pt" style:font-size-asian="20pt" style:font-size-complex="20pt"/>
    </style:style>
    <style:style style:name="P9" style:family="paragraph" style:parent-style-name="Standard" style:list-style-name="L1">
      <style:text-properties fo:color="#00cc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/>
    </style:style>
    <style:style style:name="T5" style:family="text">
      <style:text-properties fo:color="#3399ff" fo:font-size="20pt" style:font-size-asian="20pt" style:font-size-complex="20pt"/>
    </style:style>
    <style:style style:name="T6" style:family="text">
      <style:text-properties fo:color="#3399ff"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3333ff"/>
    </style:style>
    <style:style style:name="T9" style:family="text">
      <style:text-properties fo:color="#3333ff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9">What Are Quad Trees?</text:span></text:p>
      <text:p text:style-name="Standard"/>
      <text:p text:style-name="P8">-Tree Data structure used to represent/partition space</text:p>
      <text:p text:style-name="P8"/>
      <text:p text:style-name="P8">-root will represent the entire space</text:p>
      <text:p text:style-name="P8"/>
      <text:p text:style-name="P8">-In general – each node will have either 4 or 0 children</text:p>
      <text:p text:style-name="P8"/>
      <text:p text:style-name="P8">-General process – split sub-areas into 4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4"><text:tab/><text:tab/><text:tab/><text:span text:style-name="T8">Region Quad Tree</text:span></text:p>
      <text:p text:style-name="P4"/>
      <text:p text:style-name="P8">-root is entire space</text:p>
      <text:p text:style-name="P8">-4 children per node</text:p>
      <text:p text:style-name="P7"><text:span text:style-name="T7">-Region quad tree is a type of trie – structure is independent of the values – allows us to label nodes very easily</text:span></text:p>
      <text:p text:style-name="Standard"><text:span text:style-name="T5"><text:tab/><text:tab/><text:tab/><text:tab/></text:span></text:p>
      <text:p text:style-name="Standard"><text:span text:style-name="T5"><text:tab/><text:tab/><text:tab/><text:tab/><text:tab/></text:span><text:span text:style-name="T6">Query</text:span></text:p>
      <text:p text:style-name="P6"><text:span text:style-name="T4">-O(h) for traversal</text:span></text:p>
      <text:p text:style-name="P6"><text:span text:style-name="T4">-(n) worst case for points – all points may be in same quadrant</text:span></text:p>
      <text:p text:style-name="Standard"><text:span text:style-name="T5"/></text:p>
      <text:p text:style-name="Standard"/>
      <text:p text:style-name="Standard"><text:tab/><text:tab/><text:tab/><text:tab/><text:tab/><text:span text:style-name="T9">Insertion</text:span></text:p>
      <text:p text:style-name="P8">-Start at root, and traverse through all the quadrants the point is in. When you reach a leaf node, add <text:s/>point to list of points - O(h)</text:p>
      <text:p text:style-name="P8">-If you exceed some number of points, split the leaf into quadrants and redistribute the points</text:p>
      <text:list xml:id="list8888586117882510556" text:style-name="L1">
        <text:list-item>
          <text:p text:style-name="P9">* deletion is very similar</text:p>
        </text:list-item>
      </text:list>
      <text:p text:style-name="Standard"/>
      <text:p text:style-name="Standard"><text:tab/><text:tab/><text:tab/><text:span text:style-name="T9">Checking Neighbors</text:span></text:p>
      <text:p text:style-name="P8">-There will be times when you need to check the neighbors of a node</text:p>
      <text:p text:style-name="P8">-very simple – traverse up until you find a common ancestor, then traverse back down 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9">Region Quad Application:</text:span></text:p>
      <text:p text:style-name="P5"/>
      <text:p text:style-name="P8">-Can be used to represent an image where the length and width must be powers of two</text:p>
      <text:p text:style-name="P8">-root is entire image</text:p>
      <text:p text:style-name="P8">-you keep splitting until you reach leaf nodes that only contains 0's or 1's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><text:tab/><text:tab/><text:tab/><text:tab/><text:tab/>PR(Point Region) QuadTree</text:p>
      <text:p text:style-name="Standard"/>
      <text:p text:style-name="P8">-very similar to a binary tree</text:p>
      <text:p text:style-name="P8"/>
      <text:p text:style-name="P8">- instead of “left” and “right”, “NW”, “NE”, “SW”, “SE”</text:p>
      <text:p text:style-name="P8"/>
      <text:p text:style-name="P8">-Divide into quadrants until each quadrant holds at most 1 point</text:p>
      <text:p text:style-name="P8">-The Nodes in this structure hold some sort of point object/structure</text:p>
      <text:p text:style-name="P8"/>
      <text:p text:style-name="P8">-point – key = coordinates</text:p>
      <text:p text:style-name="P3"/>
      <text:p text:style-name="P3"><text:soft-page-break/>-value – name,etc..</text:p>
      <text:p text:style-name="Standard"/>
      <text:p text:style-name="Standard"/>
      <text:p text:style-name="Standard">Problems</text:p>
      <text:p text:style-name="Standard"/>
      <text:p text:style-name="Standard">-points close together may cause many divisions </text:p>
      <text:p text:style-name="Standard">- for 3d you take up a lot of space – 2^d pointers for each node</text:p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https://wiki.cs.umd.edu/cmsc420/index.php?title=PR_Quadtree</text:p>
      <text:p text:style-name="Standard">https://www.youtube.com/watch?v=7JNsP_vgvp0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5:04:52.35</dc:date>
    <dc:creator>Alan Solitar</dc:creator>
    <meta:editing-duration>PT7H13M51S</meta:editing-duration>
    <meta:editing-cycles>82</meta:editing-cycles>
    <meta:generator>OpenOffice/4.1.1$Win32 OpenOffice.org_project/411m6$Build-9775</meta:generator>
    <meta:document-statistic meta:table-count="0" meta:image-count="2" meta:object-count="0" meta:page-count="7" meta:paragraph-count="60" meta:word-count="393" meta:character-count="2550"/>
  </office:meta>
</office:document-meta>
</file>